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/>
      <style:text-properties style:font-name="Arial" style:font-name-asian="Noto Sans CJK SC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4" table:number-columns-repeated="1018" table:default-cell-style-name="ce1"/>
        <table:table-row table:style-name="ro2">
          <table:table-cell table:style-name="Default" office:value-type="string">
            <text:p>Folder</text:p>
          </table:table-cell>
          <table:table-cell table:style-name="Default" office:value-type="string">
            <text:p>Dimension</text:p>
          </table:table-cell>
          <table:table-cell table:style-name="Default" office:value-type="string">
            <text:p>Orig Filename</text:p>
          </table:table-cell>
          <table:table-cell table:style-name="Default" office:value-type="string">
            <text:p>Scaled Sizes</text:p>
          </table:table-cell>
          <table:table-cell table:style-name="Default" office:value-type="string">
            <text:p>Page Used</text:p>
          </table:table-cell>
          <table:table-cell table:style-name="Default" office:value-type="string">
            <text:p>Location</text:p>
          </table:table-cell>
          <table:table-cell table:style-name="Default" table:number-columns-repeated="1018"/>
        </table:table-row>
        <table:table-row table:style-name="ro2">
          <table:table-cell office:value-type="string">
            <text:p>May 2019</text:p>
          </table:table-cell>
          <table:table-cell office:value-type="string">
            <text:p>2048x1152</text:p>
          </table:table-cell>
          <table:table-cell office:value-type="string">
            <text:p>IMG_7947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7963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864</text:p>
          </table:table-cell>
          <table:table-cell office:value-type="string">
            <text:p>IMG_796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06</text:p>
          </table:table-cell>
          <table:table-cell office:value-type="string">
            <text:p>IMG_7984.jpg</text:p>
          </table:table-cell>
          <table:table-cell office:value-type="string">
            <text:p>1500x850</text:p>
          </table:table-cell>
          <table:table-cell office:value-type="string">
            <text:p>consign w/Us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4</text:p>
          </table:table-cell>
          <table:table-cell table:style-name="Default" office:value-type="string">
            <text:p>IMG_7988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005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010</text:p>
          </table:table-cell>
          <table:table-cell table:style-name="Default" office:value-type="string">
            <text:p>IMG_8009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0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0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9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320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339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353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362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370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Default" office:value-type="string">
            <text:p>2048x1152</text:p>
          </table:table-cell>
          <table:table-cell table:style-name="Default" office:value-type="string">
            <text:p>IMG_8394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7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store info container</text:p>
          </table:table-cell>
          <table:table-cell table:number-columns-repeated="1018"/>
        </table:table-row>
        <table:table-row table:style-name="ro2">
          <table:table-cell office:value-type="string">
            <text:p>February-3rd-round</text:p>
          </table:table-cell>
          <table:table-cell office:value-type="string">
            <text:p>6000x3149</text:p>
          </table:table-cell>
          <table:table-cell office:value-type="string">
            <text:p>IMG_4222.jpg</text:p>
          </table:table-cell>
          <table:table-cell office:value-type="string">
            <text:p>1500x850</text:p>
          </table:table-cell>
          <table:table-cell office:value-type="string">
            <text:p>about us</text:p>
          </table:table-cell>
          <table:table-cell office:value-type="string">
            <text:p>background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5487x3860</text:p>
          </table:table-cell>
          <table:table-cell office:value-type="string">
            <text:p>IMG_4264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5581x4000</text:p>
          </table:table-cell>
          <table:table-cell office:value-type="string">
            <text:p>IMG_4267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5129x3754</text:p>
          </table:table-cell>
          <table:table-cell office:value-type="string">
            <text:p>IMG_4302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863x2894</text:p>
          </table:table-cell>
          <table:table-cell office:value-type="string">
            <text:p>IMG_4356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64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796x3661</text:p>
          </table:table-cell>
          <table:table-cell office:value-type="string">
            <text:p>IMG_4367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4000x6000</text:p>
          </table:table-cell>
          <table:table-cell table:style-name="Default" office:value-type="string">
            <text:p>IMG_4374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3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office:value-type="string">
            <text:p>February-2nd-round</text:p>
          </table:table-cell>
          <table:table-cell office:value-type="string">
            <text:p>5348x2597</text:p>
          </table:table-cell>
          <table:table-cell office:value-type="string">
            <text:p>IMG_3887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3918x4000</text:p>
          </table:table-cell>
          <table:table-cell office:value-type="string">
            <text:p>IMG_3917.jpg</text:p>
          </table:table-cell>
          <table:table-cell office:value-type="string">
            <text:p>800x500</text:p>
          </table:table-cell>
          <table:table-cell office:value-type="string">
            <text:p>consign w/Us</text:p>
          </table:table-cell>
          <table:table-cell office:value-type="string">
            <text:p>imag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909x3787</text:p>
          </table:table-cell>
          <table:table-cell office:value-type="string">
            <text:p>IMG_393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3517x5502</text:p>
          </table:table-cell>
          <table:table-cell table:style-name="Default" office:value-type="string">
            <text:p>IMG_3934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5042x3568</text:p>
          </table:table-cell>
          <table:table-cell office:value-type="string">
            <text:p>IMG_3967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 office:value-type="string">
            <text:p>February 2019</text:p>
          </table:table-cell>
          <table:table-cell office:value-type="string">
            <text:p>2048x1365</text:p>
          </table:table-cell>
          <table:table-cell office:value-type="string">
            <text:p>IMG_3498.jpg</text:p>
          </table:table-cell>
          <table:table-cell office:value-type="string">
            <text:p>1500x850</text:p>
          </table:table-cell>
          <table:table-cell office:value-type="string">
            <text:p>index</text:p>
          </table:table-cell>
          <table:table-cell office:value-type="string">
            <text:p>welcom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10.jpg</text:p>
          </table:table-cell>
          <table:table-cell office:value-type="string">
            <text:p>1500x850</text:p>
          </table:table-cell>
          <table:table-cell office:value-type="string">
            <text:p>auction portal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2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39.jpg</text:p>
          </table:table-cell>
          <table:table-cell office:value-type="string">
            <text:p>1500x850</text:p>
          </table:table-cell>
          <table:table-cell office:value-type="string">
            <text:p>consign guidelines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41.jpg</text:p>
          </table:table-cell>
          <table:table-cell office:value-type="string">
            <text:p>1500x850</text:p>
          </table:table-cell>
          <table:table-cell office:value-type="string">
            <text:p>about us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2048x1365</text:p>
          </table:table-cell>
          <table:table-cell office:value-type="string">
            <text:p>IMG_3570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577.jpg</text:p>
          </table:table-cell>
          <table:table-cell office:value-type="string">
            <text:p>800x500</text:p>
          </table:table-cell>
          <table:table-cell office:value-type="string">
            <text:p>consign w/Us</text:p>
          </table:table-cell>
          <table:table-cell office:value-type="string">
            <text:p>imag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08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615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29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31.jpg</text:p>
          </table:table-cell>
          <table:table-cell office:value-type="string">
            <text:p>800x500</text:p>
          </table:table-cell>
          <table:table-cell office:value-type="string">
            <text:p>consign w/Us</text:p>
          </table:table-cell>
          <table:table-cell office:value-type="string">
            <text:p>image container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1365x2048</text:p>
          </table:table-cell>
          <table:table-cell table:style-name="Default" office:value-type="string">
            <text:p>IMG_3637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 office:value-type="string">
            <text:p>April 2019</text:p>
          </table:table-cell>
          <table:table-cell office:value-type="string">
            <text:p>2048x1365</text:p>
          </table:table-cell>
          <table:table-cell office:value-type="string">
            <text:p>IMG_6685.jpg</text:p>
          </table:table-cell>
          <table:table-cell office:value-type="string">
            <text:p>800x500</text:p>
          </table:table-cell>
          <table:table-cell office:value-type="string">
            <text:p>about us</text:p>
          </table:table-cell>
          <table:table-cell office:value-type="string">
            <text:p>store carousel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2048x1365</text:p>
          </table:table-cell>
          <table:table-cell office:value-type="string">
            <text:p>IMG_6695.jpg</text:p>
          </table:table-cell>
          <table:table-cell office:value-type="string">
            <text:p>1500x850</text:p>
          </table:table-cell>
          <table:table-cell office:value-type="string">
            <text:p>schedule appt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05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2048x1365</text:p>
          </table:table-cell>
          <table:table-cell office:value-type="string">
            <text:p>IMG_6715.jpg</text:p>
          </table:table-cell>
          <table:table-cell office:value-type="string">
            <text:p>1500x850</text:p>
          </table:table-cell>
          <table:table-cell office:value-type="string">
            <text:p>schedule appt</text:p>
          </table:table-cell>
          <table:table-cell office:value-type="string">
            <text:p>welcome contai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7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8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fir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50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6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1365x2048</text:p>
          </table:table-cell>
          <table:table-cell table:style-name="Default" office:value-type="string">
            <text:p>IMG_7297.jpg</text:p>
          </table:table-cell>
          <table:table-cell table:style-name="Default" office:value-type="string">
            <text:p>1280x??, 800x??, 640x??</text:p>
          </table:table-cell>
          <table:table-cell table:style-name="Default" table:number-columns-repeated="1020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7302.jpg</text:p>
          </table:table-cell>
          <table:table-cell office:value-type="string">
            <text:p>800x500</text:p>
          </table:table-cell>
          <table:table-cell office:value-type="string">
            <text:p>consign guidelines</text:p>
          </table:table-cell>
          <table:table-cell office:value-type="string">
            <text:p>carousel second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06/21/2020</text:date>, <text:time>09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Greeott</meta:initial-creator>
    <meta:creation-date>2020-06-20T15:08:25</meta:creation-date>
    <dc:date>2020-06-21T09:48:59</dc:date>
    <dc:creator>Rick Greeott</dc:creator>
    <meta:editing-duration>PT5H54M43S</meta:editing-duration>
    <meta:editing-cycles>7</meta:editing-cycles>
    <meta:generator>OpenOffice/4.1.2$Unix OpenOffice.org_project/412m3$Build-9782</meta:generator>
    <meta:document-statistic meta:table-count="3" meta:cell-count="260" meta:object-count="0"/>
  </office:meta>
</office:document-meta>
</file>